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ff99" draw:opacity="100%" draw:opacity-name="Transparency_20_1" draw:textarea-horizontal-align="justify" draw:textarea-vertical-align="middle" draw:auto-grow-height="false" fo:min-height="10.037cm" fo:min-width="5.596cm" draw:shadow="visible" draw:shadow-color="#b2b2b2"/>
    </style:style>
    <style:style style:name="gr2" style:family="graphic" style:parent-style-name="standard">
      <style:graphic-properties svg:stroke-color="#000000" draw:fill-color="#9999ff" draw:opacity="100%" draw:opacity-name="Transparency_20_1" draw:textarea-horizontal-align="justify" draw:textarea-vertical-align="middle" draw:auto-grow-height="false" fo:min-height="9.021cm" fo:min-width="7.882cm" draw:shadow="visible" draw:shadow-color="#b2b2b2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59cm"/>
    </style:style>
    <style:style style:name="gr4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2.036cm" fo:min-width="1.532cm" draw:shadow="hidden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96cm"/>
    </style:style>
    <style:style style:name="gr10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2.036cm" fo:min-width="1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4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0.545cm" fo:min-width="1.279cm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cm"/>
    </style:style>
    <style:style style:name="gr18" style:family="graphic" style:parent-style-name="standard">
      <style:graphic-properties svg:stroke-color="#000000" draw:fill="solid" draw:fill-color="#99cc66" draw:textarea-horizontal-align="justify" draw:textarea-vertical-align="middle" draw:auto-grow-height="false" fo:min-height="2.036cm" fo:min-width="3.564cm" draw:shadow="visible" draw:shadow-color="#b2b2b2"/>
    </style:style>
    <style:style style:name="gr19" style:family="graphic" style:parent-style-name="standard">
      <style:graphic-properties draw:fill-color="#66cc00" draw:textarea-horizontal-align="justify" draw:textarea-vertical-align="middle" draw:auto-grow-height="false" fo:min-height="0.512cm" fo:min-width="0.643cm"/>
    </style:style>
    <style:style style:name="gr20" style:family="graphic" style:parent-style-name="standard">
      <style:graphic-properties draw:fill-color="#333333" draw:textarea-horizontal-align="justify" draw:textarea-vertical-align="middle" draw:auto-grow-height="false" fo:min-height="0cm" fo:min-width="0.46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11cm" fo:min-width="0.129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6cm"/>
    </style:style>
    <style:style style:name="gr26" style:family="graphic" style:parent-style-name="standard">
      <style:graphic-properties draw:stroke="dash" draw:stroke-dash="Fine_20_Dashed" svg:stroke-color="#000000" draw:marker-end="Short_20_line_20_Arrow" draw:textarea-vertical-align="middle"/>
    </style:style>
    <style:style style:name="gr27" style:family="graphic" style:parent-style-name="standard">
      <style:graphic-properties svg:stroke-color="#000000" draw:marker-end="" draw:textarea-vertical-align="middle"/>
    </style:style>
    <style:style style:name="gr28" style:family="graphic" style:parent-style-name="standard">
      <style:graphic-properties svg:stroke-color="#000000" draw:marker-end="Short_20_line_20_Arrow" draw:textarea-vertical-align="middle"/>
    </style:style>
    <style:style style:name="P1" style:family="paragraph">
      <loext:graphic-properties draw:fill-color="#99ff99" draw:opacity="100%" draw:opacity-name="Transparency_20_1"/>
      <style:paragraph-properties fo:text-align="center"/>
    </style:style>
    <style:style style:name="P2" style:family="paragraph">
      <loext:graphic-properties draw:fill-color="#9999ff" draw:opacity="100%" draw:opacity-name="Transparency_20_1"/>
      <style:paragraph-properties fo:text-align="center"/>
    </style:style>
    <style:style style:name="P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000000" draw:opacity="50%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e6e6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99cc66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-color="#66cc00"/>
      <style:paragraph-properties fo:text-align="center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10.287cm" svg:x="1.508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382cm" svg:height="9.271cm" svg:x="11.414cm" svg:y="2.52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59cm" svg:height="0.607cm" svg:x="5.572cm" svg:y="2.552cm">
          <draw:text-box>
            <text:p><text:span text:style-name="T1">Supermarkt</text:span></text:p>
          </draw:text-box>
        </draw:frame>
        <draw:custom-shape draw:style-name="gr4" draw:text-style-name="P5" xml:id="id5" draw:id="id5" draw:layer="layout" svg:width="2.032cm" svg:height="2.286cm" svg:x="14.843cm" svg:y="3.286cm">
          <text:p text:style-name="P4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0.508cm" svg:height="0.508cm" svg:x="12.684cm" svg:y="3.54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2.619cm" svg:height="0.607cm" svg:x="11.716cm" svg:y="3.06cm">
          <draw:text-box>
            <text:p><text:span text:style-name="T3">IBestellService</text:span></text:p>
          </draw:text-box>
        </draw:frame>
        <draw:custom-shape draw:style-name="gr7" draw:text-style-name="P8" xml:id="id2" draw:id="id2" draw:layer="layout" svg:width="0.508cm" svg:height="0.508cm" svg:x="11.16cm" svg:y="3.54cm">
          <text:p/>
          <draw:enhanced-geometry svg:viewBox="0 0 21600 21600" draw:type="rectangle" draw:enhanced-path="M 0 0 L 21600 0 21600 21600 0 21600 0 0 Z N"/>
        </draw:custom-shape>
        <draw:ellipse draw:style-name="gr8" draw:text-style-name="P4" xml:id="id7" draw:id="id7" draw:layer="layout" svg:width="0.499cm" svg:height="0.508cm" svg:x="9.772cm" svg:y="4.302cm" draw:kind="arc" draw:start-angle="272.3" draw:end-angle="91.01">
          <text:p/>
        </draw:ellipse>
        <draw:frame draw:style-name="gr6" draw:text-style-name="P9" draw:layer="layout" svg:width="2.619cm" svg:height="0.607cm" svg:x="8.747cm" svg:y="4.838cm">
          <draw:text-box>
            <text:p><text:span text:style-name="T3">Bestellaufgabe</text:span></text:p>
          </draw:text-box>
        </draw:frame>
        <draw:custom-shape draw:style-name="gr7" draw:text-style-name="P8" xml:id="id14" draw:id="id14" draw:layer="layout" svg:width="0.508cm" svg:height="0.508cm" svg:x="7.35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0.508cm" svg:height="0.508cm" svg:x="5.572cm" svg:y="4.302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3.296cm" svg:height="0.607cm" svg:x="4.181cm" svg:y="3.695cm">
          <draw:text-box>
            <text:p><text:span text:style-name="T3">Bestellungseingang</text:span></text:p>
          </draw:text-box>
        </draw:frame>
        <draw:custom-shape draw:style-name="gr10" draw:text-style-name="P5" xml:id="id9" draw:id="id9" draw:layer="layout" svg:width="2.286cm" svg:height="2.286cm" svg:x="2.27cm" svg:y="4.937cm">
          <text:p text:style-name="P4"><text:span text:style-name="T2">Produkt-</text:span></text:p>
          <text:p text:style-name="P4"><text:span text:style-name="T2">verwaltu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0.508cm" svg:height="0.508cm" svg:x="5.699cm" svg:y="7.096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4" draw:id="id4" draw:layer="layout" svg:width="0.508cm" svg:height="0.508cm" svg:x="11.16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5" draw:id="id15" draw:layer="layout" svg:width="0.508cm" svg:height="0.508cm" svg:x="7.35cm" svg:y="7.09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259cm" svg:height="0.963cm" svg:x="9.028cm" svg:y="7.657cm">
          <draw:text-box>
            <text:p text:style-name="P4"><text:span text:style-name="T3">Produkt-</text:span></text:p>
            <text:p text:style-name="P4"><text:span text:style-name="T3">Anforderung</text:span></text:p>
          </draw:text-box>
        </draw:frame>
        <draw:custom-shape draw:style-name="gr5" draw:text-style-name="P6" xml:id="id3" draw:id="id3" draw:layer="layout" svg:width="0.508cm" svg:height="0.508cm" svg:x="12.684cm" svg:y="4.937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3.266cm" svg:height="0.607cm" svg:x="11.541cm" svg:y="4.457cm">
          <draw:text-box>
            <text:p><text:span text:style-name="T3">IProduktVerwaltung</text:span></text:p>
          </draw:text-box>
        </draw:frame>
        <draw:frame draw:style-name="gr13" draw:text-style-name="P3" draw:layer="layout" svg:width="2.957cm" svg:height="0.607cm" svg:x="17.002cm" svg:y="2.524cm">
          <draw:text-box>
            <text:p><text:span text:style-name="T1">Freezer-Manager</text:span></text:p>
          </draw:text-box>
        </draw:frame>
        <draw:ellipse draw:style-name="gr8" draw:text-style-name="P4" xml:id="id6" draw:id="id6" draw:layer="layout" svg:width="0.499cm" svg:height="0.508cm" svg:x="9.899cm" svg:y="7.096cm" draw:kind="arc" draw:start-angle="272.3" draw:end-angle="91.01">
          <text:p/>
        </draw:ellipse>
        <draw:custom-shape draw:style-name="gr5" draw:text-style-name="P6" xml:id="id16" draw:id="id16" draw:layer="layout" svg:width="0.508cm" svg:height="0.508cm" svg:x="3.159cm" svg:y="8.747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2.754cm" svg:height="0.963cm" svg:x="4.683cm" svg:y="7.604cm">
          <draw:text-box>
            <text:p text:style-name="P4"><text:span text:style-name="T3">Produkt-</text:span></text:p>
            <text:p text:style-name="P4"><text:span text:style-name="T3">veröffentlichung</text:span></text:p>
          </draw:text-box>
        </draw:frame>
        <draw:custom-shape draw:style-name="gr15" draw:text-style-name="P11" draw:layer="layout" svg:width="1.778cm" svg:height="1.27cm" svg:x="2.524cm" svg:y="10.779cm">
          <text:p text:style-name="P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xml:id="id12" draw:id="id12" draw:layer="layout" svg:width="0.508cm" svg:height="0.508cm" svg:x="18.145cm" svg:y="4.048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18.145cm" svg:y1="4.302cm" svg:x2="16.875cm" svg:y2="4.302cm">
          <text:p/>
        </draw:line>
        <draw:frame draw:style-name="gr17" draw:text-style-name="P13" draw:layer="layout" svg:width="1.92cm" svg:height="0.607cm" svg:x="17.51cm" svg:y="3.54cm">
          <draw:text-box>
            <text:p text:style-name="P4"><text:span text:style-name="T3">REST API</text:span></text:p>
          </draw:text-box>
        </draw:frame>
        <draw:custom-shape draw:style-name="gr18" draw:text-style-name="P14" xml:id="id11" draw:id="id11" draw:layer="layout" svg:width="4.064cm" svg:height="2.286cm" svg:x="15.224cm" svg:y="6.334cm">
          <text:p text:style-name="P4"><text:span text:style-name="T2">Angular</text:span></text:p>
          <text:p text:style-name="P4"><text:span text:style-name="T2">Frontent</text:span></text:p>
          <text:p text:style-name="P4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143cm" svg:height="0.762cm" svg:x="15.605cm" svg:y="12.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524cm" svg:height="0.381cm" svg:x="15.224cm" svg:y="13.1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17" draw:layer="layout" svg:width="0.889cm" svg:height="0.508cm" svg:x="15.732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2" draw:layer="layout" svg:x1="16.113cm" svg:y1="8.62cm" svg:x2="16.113cm" svg:y2="12.43cm">
          <text:p/>
        </draw:line>
        <draw:frame draw:style-name="gr23" draw:text-style-name="P9" draw:layer="layout" svg:width="1.349cm" svg:height="0.607cm" svg:x="17.177cm" svg:y="5.191cm">
          <draw:text-box>
            <text:p><text:span text:style-name="T3">JSON</text:span></text:p>
          </draw:text-box>
        </draw:frame>
        <draw:frame draw:style-name="gr23" draw:text-style-name="P9" draw:layer="layout" svg:width="1.349cm" svg:height="0.607cm" svg:x="8.366cm" svg:y="4.076cm">
          <draw:text-box>
            <text:p><text:span text:style-name="T3">JSON</text:span></text:p>
          </draw:text-box>
        </draw:frame>
        <draw:frame draw:style-name="gr23" draw:text-style-name="P9" draw:layer="layout" svg:width="1.349cm" svg:height="0.607cm" svg:x="8.493cm" svg:y="6.87cm">
          <draw:text-box>
            <text:p><text:span text:style-name="T3">JSON</text:span></text:p>
          </draw:text-box>
        </draw:frame>
        <draw:frame draw:style-name="gr24" draw:text-style-name="P10" draw:layer="layout" svg:width="2.801cm" svg:height="0.607cm" svg:x="2.143cm" svg:y="9.156cm">
          <draw:text-box>
            <text:p text:style-name="P4"><text:span text:style-name="T3">JPA Persistence</text:span></text:p>
          </draw:text-box>
        </draw:frame>
        <draw:line draw:style-name="gr22" draw:text-style-name="P12" draw:layer="layout" svg:x1="3.413cm" svg:y1="10.779cm" svg:x2="3.413cm" svg:y2="9.636cm">
          <text:p/>
        </draw:line>
        <draw:frame draw:style-name="gr25" draw:text-style-name="P9" draw:layer="layout" svg:width="1.56cm" svg:height="0.607cm" svg:x="3.286cm" svg:y="9.89cm">
          <draw:text-box>
            <text:p><text:span text:style-name="T3">MySQL</text:span></text:p>
          </draw:text-box>
        </draw:frame>
        <draw:connector draw:style-name="gr8" draw:text-style-name="P4" draw:layer="layout" svg:x1="12.684cm" svg:y1="3.794cm" svg:x2="11.668cm" svg:y2="3.794cm" draw:start-shape="id1" draw:start-glue-point="6" draw:end-shape="id2" draw:end-glue-point="1" svg:d="M12684 3794h-1016" svg:viewBox="0 0 1017 1">
          <text:p/>
        </draw:connector>
        <draw:connector draw:style-name="gr8" draw:text-style-name="P4" draw:layer="layout" svg:x1="12.684cm" svg:y1="5.191cm" svg:x2="11.668cm" svg:y2="6.08cm" draw:start-shape="id3" draw:start-glue-point="6" draw:end-shape="id4" draw:end-glue-point="1" svg:d="M12684 5191h-508v889h-508" svg:viewBox="0 0 1017 890">
          <text:p/>
        </draw:connector>
        <draw:connector draw:style-name="gr26" draw:text-style-name="P4" draw:layer="layout" draw:line-skew="0.571cm" svg:x1="14.843cm" svg:y1="4.429cm" svg:x2="13.192cm" svg:y2="5.191cm" draw:start-shape="id5" draw:start-glue-point="3" draw:end-shape="id3" draw:end-glue-point="10" svg:d="M14843 4429h-254v762h-1397" svg:viewBox="0 0 1652 763">
          <text:p/>
        </draw:connector>
        <draw:connector draw:style-name="gr26" draw:text-style-name="P4" draw:layer="layout" svg:x1="14.843cm" svg:y1="4.429cm" svg:x2="13.192cm" svg:y2="3.794cm" draw:start-shape="id5" draw:start-glue-point="3" draw:end-shape="id1" draw:end-glue-point="10" svg:d="M14843 4429h-825v-635h-826" svg:viewBox="0 0 1652 636">
          <text:p/>
        </draw:connector>
        <draw:connector draw:style-name="gr8" draw:text-style-name="P4" draw:layer="layout" draw:line-skew="0cm 1.517cm -1.517cm" svg:x1="11.16cm" svg:y1="6.08cm" svg:x2="10.398cm" svg:y2="7.35cm" draw:start-shape="id4" draw:start-glue-point="3" draw:end-shape="id6" draw:end-glue-point="1" svg:d="M11160 6080h-501v762h-7v508h-254" svg:viewBox="0 0 763 1271">
          <text:p/>
        </draw:connector>
        <draw:connector draw:style-name="gr27" draw:text-style-name="P4" draw:layer="layout" draw:line-skew="0cm 0.755cm -1.517cm" svg:x1="11.16cm" svg:y1="3.794cm" svg:x2="10.271cm" svg:y2="4.556cm" draw:start-shape="id2" draw:start-glue-point="3" draw:end-shape="id7" draw:end-glue-point="1" svg:d="M11160 3794h-501-7v762h-381" svg:viewBox="0 0 890 763">
          <text:p/>
        </draw:connector>
        <draw:connector draw:style-name="gr8" draw:text-style-name="P4" draw:layer="layout" svg:x1="5.572cm" svg:y1="4.556cm" svg:x2="4.556cm" svg:y2="6.08cm" draw:start-shape="id8" draw:start-glue-point="6" draw:end-shape="id9" svg:d="M5572 4556h-508v1524h-508" svg:viewBox="0 0 1017 1525">
          <text:p/>
        </draw:connector>
        <draw:connector draw:style-name="gr8" draw:text-style-name="P4" draw:layer="layout" svg:x1="5.699cm" svg:y1="7.35cm" svg:x2="4.556cm" svg:y2="6.08cm" draw:start-shape="id10" draw:start-glue-point="6" draw:end-shape="id9" draw:end-glue-point="1" svg:d="M5699 7350h-571v-1270h-572" svg:viewBox="0 0 1144 1271">
          <text:p/>
        </draw:connector>
        <draw:connector draw:style-name="gr26" draw:text-style-name="P4" draw:layer="layout" draw:line-skew="-0.255cm" svg:x1="17.256cm" svg:y1="6.334cm" svg:x2="18.399cm" svg:y2="4.556cm" draw:start-shape="id11" draw:start-glue-point="0" draw:end-shape="id12" draw:end-glue-point="8" svg:d="M17256 6334v-1143h1143v-635" svg:viewBox="0 0 1144 1779">
          <text:p/>
        </draw:connector>
        <draw:custom-shape draw:style-name="gr15" draw:text-style-name="P11" draw:layer="layout" svg:width="1.778cm" svg:height="1.27cm" svg:x="12.557cm" svg:y="9.509cm">
          <text:p text:style-name="P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4" draw:text-style-name="P10" draw:layer="layout" svg:width="2.801cm" svg:height="0.607cm" svg:x="12.176cm" svg:y="7.124cm">
          <draw:text-box>
            <text:p text:style-name="P4"><text:span text:style-name="T3">JPA Persistence</text:span></text:p>
          </draw:text-box>
        </draw:frame>
        <draw:custom-shape draw:style-name="gr5" draw:text-style-name="P6" xml:id="id13" draw:id="id13" draw:layer="layout" svg:width="0.508cm" svg:height="0.508cm" svg:x="13.192cm" svg:y="6.715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2" draw:layer="layout" svg:x1="13.446cm" svg:y1="7.604cm" svg:x2="13.446cm" svg:y2="9.509cm">
          <text:p/>
        </draw:line>
        <draw:frame draw:style-name="gr25" draw:text-style-name="P9" draw:layer="layout" svg:width="1.56cm" svg:height="0.607cm" svg:x="13.283cm" svg:y="8.648cm">
          <draw:text-box>
            <text:p><text:span text:style-name="T3">MySQL</text:span></text:p>
          </draw:text-box>
        </draw:frame>
        <draw:connector draw:style-name="gr26" draw:text-style-name="P4" draw:layer="layout" svg:x1="15.859cm" svg:y1="5.572cm" svg:x2="13.446cm" svg:y2="6.715cm" draw:start-shape="id5" draw:start-glue-point="2" draw:end-shape="id13" draw:end-glue-point="4" svg:d="M15859 5572v572h-2413v571" svg:viewBox="0 0 2414 1144">
          <text:p/>
        </draw:connector>
        <draw:connector draw:style-name="gr26" draw:text-style-name="P4" draw:layer="layout" svg:x1="10.017cm" svg:y1="4.556cm" svg:x2="7.858cm" svg:y2="4.556cm" draw:start-shape="id7" draw:start-glue-point="3" draw:end-shape="id14" draw:end-glue-point="1" svg:d="M10017 4556h-2159" svg:viewBox="0 0 2160 1">
          <text:p/>
        </draw:connector>
        <draw:connector draw:style-name="gr26" draw:text-style-name="P4" draw:layer="layout" svg:x1="10.144cm" svg:y1="7.35cm" svg:x2="7.858cm" svg:y2="7.35cm" draw:start-shape="id6" draw:start-glue-point="3" draw:end-shape="id15" draw:end-glue-point="1" svg:d="M10144 7350h-2286" svg:viewBox="0 0 2287 1">
          <text:p/>
        </draw:connector>
        <draw:connector draw:style-name="gr28" draw:text-style-name="P4" draw:layer="layout" svg:x1="7.35cm" svg:y1="4.556cm" svg:x2="6.08cm" svg:y2="4.556cm" draw:start-shape="id14" draw:start-glue-point="3" draw:end-shape="id8" draw:end-glue-point="10" svg:d="M7350 4556h-1270" svg:viewBox="0 0 1271 1">
          <text:p/>
        </draw:connector>
        <draw:connector draw:style-name="gr28" draw:text-style-name="P4" draw:layer="layout" svg:x1="7.35cm" svg:y1="7.35cm" svg:x2="6.207cm" svg:y2="7.35cm" draw:start-shape="id15" draw:start-glue-point="3" draw:end-shape="id10" draw:end-glue-point="10" svg:d="M7350 7350h-1143" svg:viewBox="0 0 1144 1">
          <text:p/>
        </draw:connector>
        <draw:connector draw:style-name="gr26" draw:text-style-name="P4" draw:layer="layout" svg:x1="10.018cm" svg:y1="4.556cm" svg:x2="7.859cm" svg:y2="4.556cm" svg:d="M10018 4556h-2159" svg:viewBox="0 0 2160 1">
          <text:p/>
        </draw:connector>
        <draw:connector draw:style-name="gr26" draw:text-style-name="P4" draw:layer="layout" svg:x1="3.413cm" svg:y1="7.223cm" svg:x2="3.413cm" svg:y2="8.747cm" draw:start-shape="id9" draw:start-glue-point="2" draw:end-shape="id16" draw:end-glue-point="4" svg:d="M3413 7223v1524" svg:viewBox="0 0 1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02:38:47.542906545</meta:creation-date>
    <meta:editing-duration>PT49M20S</meta:editing-duration>
    <meta:editing-cycles>17</meta:editing-cycles>
    <meta:generator>LibreOffice/5.1.4.2$Linux_X86_64 LibreOffice_project/10m0$Build-2</meta:generator>
    <dc:date>2016-11-17T03:28:36.008113773</dc:date>
    <meta:document-statistic meta:object-count="59"/>
  </office:meta>
</office:document-meta>
</file>